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9842" officeooo:paragraph-rsid="0007984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079842" officeooo:paragraph-rsid="00079842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79842" officeooo:paragraph-rsid="00079842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79842" officeooo:paragraph-rsid="00079842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officeooo:rsid="00079842" officeooo:paragraph-rsid="00079842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9ff61" officeooo:paragraph-rsid="0009ff61" style:font-style-asian="normal" style:font-weight-asian="normal" style:font-style-complex="normal" style:font-weight-complex="normal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officeooo:rsid="000ac3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istoire du personnage</text:p>
      <text:p text:style-name="P1"/>
      <text:p text:style-name="P5"><text:span text:style-name="T1">I. </text:span>Histoire</text:p>
      <text:p text:style-name="P2"/>
      <text:p text:style-name="P6">Tom est un jeune employé de la société Barjow.</text:p>
      <text:p text:style-name="P6">Enfant, son jeu préféré était Snake. C'est cela qui lui a fait prendre conscience de sa vocation pour l'informatique. Cependant, le chemin pour accéder à la maîtrise de l'ordinateur est semé d'emb<text:span text:style-name="T2">û</text:span>ches. <text:span text:style-name="T2">Tom va donc devoir passer outre les erreurs de type "404NotFound", les bugs et autres obstacles liés à son entreprise.</text:span></text:p>
      <text:p text:style-name="P2"/>
      <text:p text:style-name="P2"/>
      <text:p text:style-name="P5"><text:span text:style-name="T1">II. </text:span>Début du jeu</text:p>
      <text:p text:style-name="P2"/>
      <text:p text:style-name="P3">=&gt; Voir document 2 : "Scenarii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59S</meta:editing-duration>
    <meta:editing-cycles>5</meta:editing-cycles>
    <meta:generator>LibreOffice/5.1.6.2$Windows_x86 LibreOffice_project/07ac168c60a517dba0f0d7bc7540f5afa45f0909</meta:generator>
    <dc:date>2018-03-09T08:32:06.632000000</dc:date>
    <meta:document-statistic meta:table-count="0" meta:image-count="0" meta:object-count="0" meta:page-count="1" meta:paragraph-count="6" meta:word-count="76" meta:character-count="448" meta:non-whitespace-character-count="378"/>
    <meta:user-defined meta:name="Info 1"/>
    <meta:user-defined meta:name="Info 2"/>
    <meta:user-defined meta:name="Info 3"/>
    <meta:user-defined meta:name="Info 4"/>
  </office:meta>
</office:document-meta>
</file>